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1D1092D7C39.png" manifest:media-type="image/png"/>
  <manifest:file-entry manifest:full-path="Pictures/1000000000000168000001CB821CAEC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3" svg:font-family="'IPA Pゴシック', IPAPGothic" style:font-adornments="標準" style:font-pitch="variable"/>
    <style:font-face style:name="IPA P明朝1" svg:font-family="'IPA P明朝'" style:font-pitch="variable"/>
    <style:font-face style:name="IPA P明朝" svg:font-family="'IPA P明朝'" style:font-adornments="標準" style:font-pitch="variable"/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85cm"/>
    </style:style>
    <style:style style:name="gr3" style:family="graphic" style:parent-style-name="standard">
      <style:graphic-properties draw:stroke="none" svg:stroke-color="#000000" draw:fill="none" draw:fill-color="#ffffff" fo:min-height="1.059cm"/>
    </style:style>
    <style:style style:name="P1" style:family="paragraph">
      <style:paragraph-properties fo:text-align="center"/>
    </style:style>
    <style:style style:name="P2" style:family="paragraph">
      <style:text-properties style:font-name="IPA P明朝1" fo:font-size="22pt" style:font-name-asian="IPA P明朝1" style:font-size-asian="22pt" style:font-size-complex="20pt"/>
    </style:style>
    <style:style style:name="P3" style:family="paragraph">
      <style:text-properties style:font-name="IPA P明朝1" fo:font-size="20pt" style:font-name-asian="IPA P明朝1" style:font-size-asian="20pt" style:font-size-complex="20pt"/>
    </style:style>
    <style:style style:name="T1" style:family="text">
      <style:text-properties style:font-name="IPA P明朝1" fo:font-size="22pt" style:font-name-asian="IPA P明朝1" style:font-size-asian="22pt" style:font-size-complex="20pt"/>
    </style:style>
    <style:style style:name="T2" style:family="text">
      <style:text-properties style:font-name="IPA P明朝1" fo:font-size="20pt" style:font-name-asian="IPA P明朝1" style:font-size-asian="20pt" style:font-size-complex="20pt"/>
    </style:style>
    <style:style style:name="T3" style:family="text">
      <style:text-properties style:font-name="IPA P明朝1" fo:font-size="18pt" style:font-name-asian="IPA P明朝1" style:font-size-asian="18pt" style:font-size-complex="18pt"/>
    </style:style>
    <style:style style:name="T4" style:family="text">
      <style:text-properties style:font-name="IPA P明朝1" fo:font-size="22pt" style:font-name-asian="IPA P明朝1" style:font-size-asian="22pt" style:font-size-complex="22pt"/>
    </style:style>
    <style:style style:name="T5" style:family="text">
      <style:text-properties style:font-name="IPA P明朝1" fo:font-size="16pt" style:font-name-asian="IPA P明朝1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text-style-name="P1" draw:layer="layout" svg:width="7.089cm" svg:height="9.039cm" svg:x="3.624cm" svg:y="0.206cm">
          <draw:image xlink:href="Pictures/1000000000000168000001CB821CAEC2.png" xlink:type="simple" xlink:show="embed" xlink:actuate="onLoad">
            <text:p/>
          </draw:image>
        </draw:frame>
        <draw:frame draw:style-name="gr1" draw:text-style-name="P1" draw:layer="layout" svg:width="6.498cm" svg:height="9.157cm" svg:x="3.765cm" svg:y="9.704cm">
          <draw:image xlink:href="Pictures/100000000000014A000001D1092D7C39.png" xlink:type="simple" xlink:show="embed" xlink:actuate="onLoad">
            <text:p/>
          </draw:image>
        </draw:frame>
        <draw:frame draw:style-name="gr2" draw:text-style-name="P2" draw:layer="layout" svg:width="4.103cm" svg:height="1.035cm" svg:x="0.221cm" svg:y="0.715cm">
          <draw:text-box>
            <text:p><text:span text:style-name="T1">アルファ</text:span><text:span text:style-name="T1">α</text:span></text:p>
          </draw:text-box>
        </draw:frame>
        <draw:frame draw:style-name="gr2" draw:text-style-name="P2" draw:layer="layout" svg:width="4.103cm" svg:height="1.035cm" svg:x="0.221cm" svg:y="2.916cm">
          <draw:text-box>
            <text:p><text:span text:style-name="T1">ベータ</text:span><text:span text:style-name="T1">β</text:span></text:p>
          </draw:text-box>
        </draw:frame>
        <draw:frame draw:style-name="gr2" draw:text-style-name="P2" draw:layer="layout" svg:width="4.103cm" svg:height="1.035cm" svg:x="0.221cm" svg:y="5.316cm">
          <draw:text-box>
            <text:p><text:span text:style-name="T1">ガンマ</text:span><text:span text:style-name="T1">γ</text:span></text:p>
          </draw:text-box>
        </draw:frame>
        <draw:frame draw:style-name="gr2" draw:text-style-name="P2" draw:layer="layout" svg:width="4.103cm" svg:height="1.035cm" svg:x="0.221cm" svg:y="7.616cm">
          <draw:text-box>
            <text:p><text:span text:style-name="T1">デルタ</text:span><text:span text:style-name="T1">δ</text:span></text:p>
          </draw:text-box>
        </draw:frame>
        <draw:frame draw:style-name="gr3" draw:text-style-name="P3" draw:layer="layout" svg:width="10.833cm" svg:height="1.673cm" svg:x="10.021cm" svg:y="2.717cm">
          <draw:text-box>
            <text:p><text:span text:style-name="T2">なめらかに一筆書き。ドイツ語の</text:span><text:span text:style-name="T2"><text:line-break/></text:span><text:span text:style-name="T2">「エスツェット」にならないように。</text:span></text:p>
          </draw:text-box>
        </draw:frame>
        <draw:frame draw:style-name="gr3" draw:text-style-name="P3" draw:layer="layout" svg:width="10.833cm" svg:height="1.309cm" svg:x="10.022cm" svg:y="0.718cm">
          <draw:text-box>
            <text:p><text:span text:style-name="T2">右上や右下が出過ぎないように。</text:span></text:p>
          </draw:text-box>
        </draw:frame>
        <draw:frame draw:style-name="gr3" draw:text-style-name="P3" draw:layer="layout" svg:width="10.833cm" svg:height="1.673cm" svg:x="10.022cm" svg:y="4.818cm">
          <draw:text-box>
            <text:p><text:span text:style-name="T2">なめらかに一筆書き。アールの</text:span><text:span text:style-name="T2"><text:line-break/></text:span><text:span text:style-name="T2">小文字にならないように。</text:span></text:p>
          </draw:text-box>
        </draw:frame>
        <draw:frame draw:style-name="gr3" draw:text-style-name="P3" draw:layer="layout" svg:width="10.833cm" svg:height="1.309cm" svg:x="10.022cm" svg:y="7.518cm">
          <draw:text-box>
            <text:p><text:span text:style-name="T2">数字の８にならないように。</text:span></text:p>
          </draw:text-box>
        </draw:frame>
        <draw:frame draw:style-name="gr2" draw:text-style-name="P2" draw:layer="layout" svg:width="5.019cm" svg:height="1.035cm" svg:x="0.221cm" svg:y="10.115cm">
          <draw:text-box>
            <text:p><text:span text:style-name="T3">イプシロン</text:span><text:span text:style-name="T1">ε</text:span></text:p>
          </draw:text-box>
        </draw:frame>
        <draw:frame draw:style-name="gr2" draw:text-style-name="P2" draw:layer="layout" svg:width="4.103cm" svg:height="1.035cm" svg:x="0.221cm" svg:y="12.316cm">
          <draw:text-box>
            <text:p><text:span text:style-name="T1">ゼータ</text:span><text:span text:style-name="T1">ζ</text:span></text:p>
          </draw:text-box>
        </draw:frame>
        <draw:frame draw:style-name="gr2" draw:text-style-name="P2" draw:layer="layout" svg:width="4.103cm" svg:height="1.035cm" svg:x="0.221cm" svg:y="14.716cm">
          <draw:text-box>
            <text:p><text:span text:style-name="T1">エータ</text:span><text:span text:style-name="T1">η</text:span></text:p>
          </draw:text-box>
        </draw:frame>
        <draw:frame draw:style-name="gr2" draw:text-style-name="P2" draw:layer="layout" svg:width="4.103cm" svg:height="1.035cm" svg:x="0.221cm" svg:y="17.016cm">
          <draw:text-box>
            <text:p><text:span text:style-name="T1">シータ</text:span><text:span text:style-name="T1">θ</text:span></text:p>
          </draw:text-box>
        </draw:frame>
        <draw:frame draw:style-name="gr3" draw:text-style-name="P3" draw:layer="layout" svg:width="10.833cm" svg:height="1.673cm" svg:x="10.023cm" svg:y="10.019cm">
          <draw:text-box>
            <text:p><text:span text:style-name="T2">２つの書き方がある。両者は別の</text:span><text:span text:style-name="T2"><text:line-break/></text:span><text:span text:style-name="T2">記号として区別する。</text:span></text:p>
          </draw:text-box>
        </draw:frame>
        <draw:frame draw:style-name="gr3" draw:text-style-name="P3" draw:layer="layout" svg:width="10.833cm" svg:height="1.598cm" svg:x="10.024cm" svg:y="12.42cm">
          <draw:text-box>
            <text:p><text:span text:style-name="T4">ε</text:span><text:span text:style-name="T2">の最後を曲げる。</text:span></text:p>
            <text:p><text:span text:style-name="T5">（ひらがなの「ち」にちょっと似ている。）</text:span></text:p>
          </draw:text-box>
        </draw:frame>
        <draw:frame draw:style-name="gr3" draw:text-style-name="P3" draw:layer="layout" svg:width="10.833cm" svg:height="1.673cm" svg:x="10.025cm" svg:y="14.621cm">
          <draw:text-box>
            <text:p><text:span text:style-name="T2">エヌの小文字にならないように</text:span><text:span text:style-name="T2">, </text:span><text:span text:style-name="T2"><text:line-break/></text:span><text:span text:style-name="T2">右下を伸ばす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Pゴシック3" svg:font-family="'IPA Pゴシック', IPAPGothic" style:font-adornments="標準" style:font-pitch="variable"/>
    <style:font-face style:name="IPA P明朝1" svg:font-family="'IPA P明朝'" style:font-pitch="variable"/>
    <style:font-face style:name="IPA P明朝" svg:font-family="'IPA P明朝'" style:font-adornments="標準" style:font-pitch="variable"/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0.3cm" fo:margin-bottom="0.3cm" fo:margin-left="0.3cm" fo:margin-right="0.3cm" fo:page-width="21cm" fo:page-height="18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creation-date>2013-07-26T14:18:23</meta:creation-date>
    <meta:editing-cycles>1</meta:editing-cycles>
    <meta:editing-duration>PT00H00M00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